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b9c1" officeooo:paragraph-rsid="000fb9c1"/>
    </style:style>
    <style:style style:name="P2" style:family="paragraph" style:parent-style-name="Standard">
      <style:text-properties officeooo:paragraph-rsid="000fb9c1"/>
    </style:style>
    <style:style style:name="P3" style:family="paragraph" style:parent-style-name="Standard">
      <style:text-properties officeooo:rsid="0010bf8f" officeooo:paragraph-rsid="0010bf8f"/>
    </style:style>
    <style:style style:name="P4" style:family="paragraph" style:parent-style-name="Standard">
      <style:text-properties officeooo:rsid="0012abbc" officeooo:paragraph-rsid="0012abbc"/>
    </style:style>
    <style:style style:name="P5" style:family="paragraph" style:parent-style-name="Standard">
      <style:text-properties officeooo:rsid="0013995b" officeooo:paragraph-rsid="0013995b"/>
    </style:style>
    <style:style style:name="P6" style:family="paragraph" style:parent-style-name="Standard">
      <style:text-properties officeooo:rsid="0013aefd" officeooo:paragraph-rsid="0013aefd"/>
    </style:style>
    <style:style style:name="P7" style:family="paragraph" style:parent-style-name="Standard">
      <style:text-properties officeooo:rsid="001452c9" officeooo:paragraph-rsid="001452c9"/>
    </style:style>
    <style:style style:name="P8" style:family="paragraph" style:parent-style-name="Standard">
      <style:text-properties officeooo:rsid="001610cf" officeooo:paragraph-rsid="001610cf"/>
    </style:style>
    <style:style style:name="P9" style:family="paragraph" style:parent-style-name="Standard">
      <style:text-properties officeooo:rsid="00180c4f" officeooo:paragraph-rsid="00180c4f"/>
    </style:style>
    <style:style style:name="P10" style:family="paragraph" style:parent-style-name="Standard">
      <style:text-properties officeooo:rsid="001b7be7" officeooo:paragraph-rsid="001b7be7"/>
    </style:style>
    <style:style style:name="P11" style:family="paragraph" style:parent-style-name="Standard">
      <style:text-properties officeooo:rsid="001b9855" officeooo:paragraph-rsid="001b9855"/>
    </style:style>
    <style:style style:name="P12" style:family="paragraph" style:parent-style-name="Standard">
      <style:text-properties officeooo:rsid="001d6813" officeooo:paragraph-rsid="001d6813"/>
    </style:style>
    <style:style style:name="P13" style:family="paragraph" style:parent-style-name="Standard">
      <style:text-properties officeooo:rsid="001def6b" officeooo:paragraph-rsid="001def6b"/>
    </style:style>
    <style:style style:name="P14" style:family="paragraph" style:parent-style-name="Standard">
      <style:text-properties officeooo:rsid="001e5f1e" officeooo:paragraph-rsid="001e5f1e"/>
    </style:style>
    <style:style style:name="P15" style:family="paragraph" style:parent-style-name="Standard">
      <style:text-properties officeooo:rsid="0020195d" officeooo:paragraph-rsid="0020195d"/>
    </style:style>
    <style:style style:name="P16" style:family="paragraph" style:parent-style-name="Standard">
      <style:text-properties officeooo:rsid="00240de3" officeooo:paragraph-rsid="00240de3"/>
    </style:style>
    <style:style style:name="P17" style:family="paragraph" style:parent-style-name="Standard">
      <style:text-properties officeooo:rsid="0024be8e" officeooo:paragraph-rsid="0024be8e"/>
    </style:style>
    <style:style style:name="P18" style:family="paragraph" style:parent-style-name="Standard">
      <style:text-properties officeooo:rsid="0025377e" officeooo:paragraph-rsid="0025377e"/>
    </style:style>
    <style:style style:name="P1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fb9c1" officeooo:paragraph-rsid="000fb9c1"/>
    </style:style>
    <style:style style:name="P2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0bf8f" officeooo:paragraph-rsid="0010bf8f"/>
    </style:style>
    <style:style style:name="P21" style:family="paragraph" style:parent-style-name="Standard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officeooo:rsid="0012abbc" officeooo:paragraph-rsid="0012abbc"/>
    </style:style>
    <style:style style:name="P22" style:family="paragraph" style:parent-style-name="Standard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officeooo:rsid="0013995b" officeooo:paragraph-rsid="0013995b"/>
    </style:style>
    <style:style style:name="P23" style:family="paragraph" style:parent-style-name="Standard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officeooo:rsid="001610cf" officeooo:paragraph-rsid="001610cf"/>
    </style:style>
    <style:style style:name="P24" style:family="paragraph" style:parent-style-name="Standard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officeooo:rsid="00180c4f" officeooo:paragraph-rsid="00180c4f"/>
    </style:style>
    <style:style style:name="P25" style:family="paragraph" style:parent-style-name="Standard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officeooo:rsid="0019a234" officeooo:paragraph-rsid="0019a234"/>
    </style:style>
    <style:style style:name="P26" style:family="paragraph" style:parent-style-name="Standard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officeooo:rsid="001b7be7" officeooo:paragraph-rsid="001b7be7"/>
    </style:style>
    <style:style style:name="P27" style:family="paragraph" style:parent-style-name="Standard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officeooo:rsid="001d6813" officeooo:paragraph-rsid="001d6813"/>
    </style:style>
    <style:style style:name="P28" style:family="paragraph" style:parent-style-name="Standard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officeooo:rsid="001def6b" officeooo:paragraph-rsid="001def6b"/>
    </style:style>
    <style:style style:name="P29" style:family="paragraph" style:parent-style-name="Standard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officeooo:rsid="00205165" officeooo:paragraph-rsid="00205165"/>
    </style:style>
    <style:style style:name="P30" style:family="paragraph" style:parent-style-name="Text_20_body">
      <style:text-properties officeooo:rsid="00275227" officeooo:paragraph-rsid="00275227"/>
    </style:style>
    <style:style style:name="P31" style:family="paragraph" style:parent-style-name="Text_20_body">
      <style:text-properties officeooo:rsid="00287fa7" officeooo:paragraph-rsid="00287fa7"/>
    </style:style>
    <style:style style:name="P32" style:family="paragraph" style:parent-style-name="Text_20_body">
      <style:text-properties officeooo:rsid="002a655f" officeooo:paragraph-rsid="002a655f"/>
    </style:style>
    <style:style style:name="P33" style:family="paragraph" style:parent-style-name="Text_20_body">
      <style:text-properties officeooo:rsid="002be3b8" officeooo:paragraph-rsid="002be3b8"/>
    </style:style>
    <style:style style:name="P34" style:family="paragraph" style:parent-style-name="Text_20_body">
      <style:text-properties officeooo:rsid="002c41b9" officeooo:paragraph-rsid="002c41b9"/>
    </style:style>
    <style:style style:name="P35" style:family="paragraph" style:parent-style-name="Text_20_body">
      <style:text-properties officeooo:rsid="002ca9b8" officeooo:paragraph-rsid="002ca9b8"/>
    </style:style>
    <style:style style:name="P36" style:family="paragraph" style:parent-style-name="Text_20_body">
      <style:text-properties officeooo:rsid="002ea998" officeooo:paragraph-rsid="002ea998"/>
    </style:style>
    <style:style style:name="P37" style:family="paragraph" style:parent-style-name="Text_20_body">
      <style:text-properties officeooo:rsid="002eb1b3" officeooo:paragraph-rsid="002eb1b3"/>
    </style:style>
    <style:style style:name="P38" style:family="paragraph" style:parent-style-name="Text_20_body">
      <style:text-properties officeooo:rsid="002f188e" officeooo:paragraph-rsid="002f188e"/>
    </style:style>
    <style:style style:name="P39" style:family="paragraph" style:parent-style-name="Text_20_body">
      <style:text-properties officeooo:rsid="002faa32" officeooo:paragraph-rsid="002faa32"/>
    </style:style>
    <style:style style:name="P40" style:family="paragraph" style:parent-style-name="Text_20_body">
      <style:text-properties officeooo:rsid="003385ee" officeooo:paragraph-rsid="003385ee"/>
    </style:style>
    <style:style style:name="P41" style:family="paragraph" style:parent-style-name="Text_20_body">
      <style:text-properties officeooo:rsid="0035f4db" officeooo:paragraph-rsid="0035f4db"/>
    </style:style>
    <style:style style:name="P42" style:family="paragraph" style:parent-style-name="Text_20_body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officeooo:rsid="003385ee" officeooo:paragraph-rsid="003385ee"/>
    </style:style>
    <style:style style:name="P43" style:family="paragraph" style:parent-style-name="Heading_20_1">
      <style:text-properties officeooo:rsid="00275227" officeooo:paragraph-rsid="00275227"/>
    </style:style>
    <style:style style:name="T1" style:family="text">
      <style:text-properties officeooo:rsid="000fb9c1"/>
    </style:style>
    <style:style style:name="T2" style:family="text">
      <style:text-properties officeooo:rsid="00180c4f"/>
    </style:style>
    <style:style style:name="T3" style:family="text">
      <style:text-properties officeooo:rsid="0021ad29"/>
    </style:style>
    <style:style style:name="T4" style:family="text">
      <style:text-properties officeooo:rsid="00288e4c"/>
    </style:style>
    <style:style style:name="T5" style:family="text">
      <style:text-properties officeooo:rsid="0031f2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Gad Meir, Bsc Computer engineering technion</text:span></text:p>
      <text:p text:style-name="P1"><text:a xlink:type="simple" xlink:href="http://www.idag.co.il/" text:style-name="Internet_20_link" text:visited-style-name="Visited_20_Internet_20_Link">www.idag.co.il</text:a></text:p>
      <text:p text:style-name="P1">Day targets</text:p>
      <text:p text:style-name="P1">about performance</text:p>
      <text:p text:style-name="P1">more about gdb</text:p>
      <text:p text:style-name="P1">multi-threading and more</text:p>
      <text:p text:style-name="P1">summary</text:p>
      <text:p text:style-name="P19">questions</text:p>
      <text:p text:style-name="P3">CPU clock cycle – 3G 333ns</text:p>
      <text:p text:style-name="P3">CPU instruction – 3G 333ns</text:p>
      <text:p text:style-name="P3">Memory Access – 1.8G 666ns</text:p>
      <text:p text:style-name="P3">SSD access - 1us</text:p>
      <text:p text:style-name="P3">Spin disk access - 1ms</text:p>
      <text:p text:style-name="P3">Network access - 100ms</text:p>
      <text:p text:style-name="P3">Database access - 500ms</text:p>
      <text:p text:style-name="P20">Internet access – 1-2s</text:p>
      <text:p text:style-name="P4">How many instructions the CPU do in one spin disk access?</text:p>
      <text:p text:style-name="P4">About 3 million</text:p>
      <text:p text:style-name="P21">Do you optimize for speed or size?</text:p>
      <text:p text:style-name="P4">Is performance important?</text:p>
      <text:p text:style-name="P4">Your manager does not care about performance!</text:p>
      <text:p text:style-name="P4">When does performance really matter?</text:p>
      <text:p text:style-name="P4"><text:tab/>When users start to complain.</text:p>
      <text:p text:style-name="P4">When optimizing always look at the whole system level and only then decide where to optimize.</text:p>
      <text:p text:style-name="P4"><text:tab/>Tip, it is almost never the one line of code.</text:p>
      <text:p text:style-name="P21"><text:tab/>Optimizing too early is a mistake.</text:p>
      <text:p text:style-name="P5">One CPU cycle is important in systems that do:</text:p>
      <text:p text:style-name="P5">DSP,</text:p>
      <text:p text:style-name="P5">Network,</text:p>
      <text:p text:style-name="P22">Stream</text:p>
      <text:p text:style-name="P22">gdb --help</text:p>
      <text:p text:style-name="P6">Core files:</text:p>
      <text:p text:style-name="P7">ulimit is a bash command….. ulimit -c … if it says 0, then allowed to produce 0 bytes of core dump. So if you want cores, you want first of all to setup the system properly. So can do: </text:p>
      <text:p text:style-name="P7">ulimit -c unlimited</text:p>
      <text:p text:style-name="P8">gdb ./a.out core</text:p>
      <text:p text:style-name="P8">gdb -q ./a.out core <text:s text:c="3"/>(core is the file produced when core dumped)</text:p>
      <text:p text:style-name="P8">ps -a</text:p>
      <text:p text:style-name="P23">kill -3 3931 (-3 is core kill, 3931 is PID) : <text:span text:style-name="T2">pro actively generate core file</text:span></text:p>
      <text:p text:style-name="P8">gdb command: tui enable <text:span text:style-name="T2">( ctrl-p brings previous command)</text:span></text:p>
      <text:p text:style-name="P24">info locals</text:p>
      <text:p text:style-name="P9">Symbols:</text:p>
      <text:p text:style-name="P9">What are symbols?</text:p>
      <text:p text:style-name="P9">Symbols and optimization</text:p>
      <text:p text:style-name="P9">When compiling without -g, there is optimization and there is no symbol table.</text:p>
      <text:p text:style-name="P25">Can compile with -Og to do optimization and compile with symbol table.</text:p>
      <text:p text:style-name="P10">ptrace_scope</text:p>
      <text:p text:style-name="P10">can use “attach PID” from within gdb to be able to attach to another process and debug it.</text:p>
      <text:p text:style-name="P26"><text:soft-page-break/>With “inferiors” you can debug a few processes simultaneously.</text:p>
      <text:p text:style-name="P11">Gdb commands:</text:p>
      <text:p text:style-name="P11">gdb -q</text:p>
      <text:p text:style-name="P11">set pagination off</text:p>
      <text:p text:style-name="P11">start</text:p>
      <text:p text:style-name="P11">next</text:p>
      <text:p text:style-name="P11">step</text:p>
      <text:p text:style-name="P11">backtrace</text:p>
      <text:p text:style-name="P11">finish</text:p>
      <text:p text:style-name="P12">up</text:p>
      <text:p text:style-name="P12">down</text:p>
      <text:p text:style-name="P12">where</text:p>
      <text:p text:style-name="P12">run</text:p>
      <text:p text:style-name="P12">continue</text:p>
      <text:p text:style-name="P12">display </text:p>
      <text:p text:style-name="P12">watch</text:p>
      <text:p text:style-name="P12">print</text:p>
      <text:p text:style-name="P12">breakpoint</text:p>
      <text:p text:style-name="P12">record</text:p>
      <text:p text:style-name="P12">info</text:p>
      <text:p text:style-name="P17">shell</text:p>
      <text:p text:style-name="P18">show commands</text:p>
      <text:p text:style-name="P18">show history</text:p>
      <text:p text:style-name="P27">show</text:p>
      <text:p text:style-name="P12">Executing gdb commands from command line:</text:p>
      <text:p text:style-name="P12">-x, -ix, -ex</text:p>
      <text:p text:style-name="P12">Reasons to use: automate your process to save time</text:p>
      <text:p text:style-name="P12">gdb command from init file:</text:p>
      <text:p text:style-name="P12">~/.gdbinit</text:p>
      <text:p text:style-name="P12">reasons: setting your initial debugging environment for all projects.</text:p>
      <text:p text:style-name="P13">Calling scripts from within gdb:</text:p>
      <text:p text:style-name="P13">source</text:p>
      <text:p text:style-name="P28">How to set the source search path: show directories, set directory, directory.</text:p>
      <text:p text:style-name="P14">Gdb scripting language is python. <text:span text:style-name="T3">(in the last year)</text:span></text:p>
      <text:p text:style-name="P15">When in gdb, can do: py gdb.execute(‘help’);</text:p>
      <text:p text:style-name="P29">py gdb.parse_and_eval(‘$pc’);</text:p>
      <text:p text:style-name="P16">gdb and multithreading:</text:p>
      <text:p text:style-name="P16">Set pagination off</text:p>
      <text:p text:style-name="P16">set non-stop on</text:p>
      <text:p text:style-name="P16">set print thread-events</text:p>
      <text:p text:style-name="P16">info threads</text:p>
      <text:p text:style-name="P16">Thread &lt;&gt;</text:p>
      <text:p text:style-name="P16">thread apply {&lt;&gt; | all} &lt;&gt;</text:p>
      <text:p text:style-name="P16">break &lt;&gt; thread &lt;&gt; [condition]</text:p>
      <text:p text:style-name="P16">command &amp; and set mi-async</text:p>
      <text:p text:style-name="P16">break without parameters</text:p>
      <text:p text:style-name="P17"/>
      <text:p text:style-name="P17"/>
      <text:p text:style-name="P17"/>
      <text:p text:style-name="P17"/>
      <text:p text:style-name="P17"/>
      <text:h text:style-name="P43" text:outline-level="1"><text:soft-page-break/>Performance Tools</text:h>
      <text:p text:style-name="P30"><text:a xlink:type="simple" xlink:href="https://www.thegeekstuff.com/2011/12/linux-performance-monitoring-tools/" text:style-name="Internet_20_link" text:visited-style-name="Visited_20_Internet_20_Link">https://www.thegeekstuff.com/2011/12/linux-performance-monitoring-tools/</text:a></text:p>
      <text:p text:style-name="P30"><text:a xlink:type="simple" xlink:href="https://blog.serverdensity.com/80-linux-monitoring-tools-know/" text:style-name="Internet_20_link" text:visited-style-name="Visited_20_Internet_20_Link">https://blog.serverdensity.com/80-linux-monitoring-tools-know/</text:a></text:p>
      <text:p text:style-name="P31">Performance:</text:p>
      <text:p text:style-name="P31">based on measurements – measure often, save, diff. Start measuring performance after the first build. <text:span text:style-name="T4">Utilization (goal is to use cpu 100%). saturation (need more CPU than available).</text:span></text:p>
      <text:p text:style-name="P32">ps</text:p>
      <text:p text:style-name="P32">uptime</text:p>
      <text:p text:style-name="P32">w</text:p>
      <text:p text:style-name="P33">top</text:p>
      <text:p text:style-name="P34">vmstat</text:p>
      <text:p text:style-name="P35">free</text:p>
      <text:p text:style-name="P36">pmap</text:p>
      <text:p text:style-name="P36">mpstat</text:p>
      <text:p text:style-name="P37">iostat</text:p>
      <text:p text:style-name="P38">sar – (need to do some configuring with data collecting)</text:p>
      <text:p text:style-name="P40">strace</text:p>
      <text:p text:style-name="P39">perf – perf record [*.out] … <text:span text:style-name="T5">perf report</text:span></text:p>
      <text:p text:style-name="P40">tcpdump</text:p>
      <text:p text:style-name="P42">netstat</text:p>
      <text:p text:style-name="P41">Brendan D. Gregg</text:p>
      <text:p text:style-name="P41"><text:a xlink:type="simple" xlink:href="http://www.brendangregg.com/linuxperf.html" text:style-name="Internet_20_link" text:visited-style-name="Visited_20_Internet_20_Link">http://www.brendangregg.com/linuxperf.html</text:a></text:p>
      <text:p text:style-name="P41"/>
      <text:p text:style-name="P35"/>
      <text:p text:style-name="P35"/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09:10:44.980987380</meta:creation-date>
    <meta:generator>LibreOffice/5.1.6.2$Linux_X86_64 LibreOffice_project/10m0$Build-2</meta:generator>
    <dc:date>2017-12-31T17:04:19.834492099</dc:date>
    <meta:editing-duration>PT5H20M</meta:editing-duration>
    <meta:editing-cycles>24</meta:editing-cycles>
    <meta:document-statistic meta:table-count="0" meta:image-count="0" meta:object-count="0" meta:page-count="3" meta:paragraph-count="114" meta:word-count="485" meta:character-count="2994" meta:non-whitespace-character-count="2609"/>
  </office:meta>
</office:document-meta>
</file>